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461cm" fo:min-width="3.0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619cm" fo:min-width="2.7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725cm" fo:min-width="3.6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484cm" fo:min-width="8.072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173cm" fo:min-width="4.8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499cm" fo:min-width="3.6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406cm" fo:min-width="2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484cm" fo:min-width="9.158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1" draw:style-name="gr9" svg:width="9.427cm" svg:height="2.752cm" svg:x="4.082cm" svg:y="11.151cm"><text:p>Metodologías de desarrollo de software tradicional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2" draw:style-name="gr2" svg:width="4.287cm" svg:height="2.065cm" svg:x="6.332cm" svg:y="4.96cm"><text:p><text:s text:c="5"/>Prototipad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2_0" draw:style-name="gr8" svg:width="3.89cm" svg:height="1.985cm" svg:x="-1.127cm" svg:y="7.976cm"><text:p><text:s text:c="7"/>Espiral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Forma2_1" draw:style-name="gr2" svg:width="4.287cm" svg:height="2.065cm" svg:x="13.795cm" svg:y="7.527cm"><text:p>Waterfall (cascada):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2_2" draw:style-name="gr7" svg:width="5.107cm" svg:height="2.117cm" svg:x="12.816cm" svg:y="16.813cm"><text:p><text:s text:c="7"/>Espiral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name="Forma2_3" draw:style-name="gr6" svg:width="6.88cm" svg:height="3.07cm" svg:x="-0.122cm" svg:y="15.967cm"><text:p>Diseño rápido de aplicaciones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6" draw:name="Forma3" draw:style-name="gr1" draw:text-style-name="P2" svg:x1="8.292cm" svg:y1="11.152cm" svg:x2="8.467cm" svg:y2="7.024cm"><text:p/></draw:line><draw:line text:anchor-type="paragraph" draw:z-index="7" draw:name="Forma4" draw:style-name="gr1" draw:text-style-name="P2" svg:x1="13.081cm" svg:y1="11.151cm" svg:x2="14.986cm" svg:y2="9.59cm"><text:p/></draw:line><draw:line text:anchor-type="paragraph" draw:z-index="8" draw:name="Forma5" draw:style-name="gr1" draw:text-style-name="P2" svg:x1="12.631cm" svg:y1="13.903cm" svg:x2="14.615cm" svg:y2="16.813cm"><text:p/></draw:line><draw:line text:anchor-type="paragraph" draw:z-index="9" draw:name="Forma6" draw:style-name="gr1" draw:text-style-name="P2" svg:x1="5.514cm" svg:y1="13.903cm" svg:x2="3.821cm" svg:y2="15.967cm"><text:p/></draw:line><draw:line text:anchor-type="paragraph" draw:z-index="10" draw:name="Forma7" draw:style-name="gr1" draw:text-style-name="P2" svg:x1="4.244cm" svg:y1="11.496cm" svg:x2="1.598cm" svg:y2="9.961cm"><text:p/></draw:line></text:p>
      <text:p text:style-name="P1"><draw:custom-shape text:anchor-type="paragraph" draw:z-index="11" draw:name="Forma1_0" draw:style-name="gr5" svg:width="8.34cm" svg:height="2.752cm" svg:x="4.625cm" svg:y="10.892cm"><text:p>Metodologías de desarrollo de software ágil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2_4" draw:style-name="gr2" svg:width="4.287cm" svg:height="2.065cm" svg:x="0.028cm" svg:y="7.863cm"><text:p><text:s text:c="7"/>Kanba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2_5" draw:style-name="gr4" svg:width="5.127cm" svg:height="2.438cm" svg:x="-0.213cm" svg:y="15.709cm"><text:p>Programación extrema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2_6" draw:style-name="gr2" svg:width="4.287cm" svg:height="2.065cm" svg:x="12.102cm" svg:y="16.007cm"><text:p>Waterfall (cascada):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2_7" draw:style-name="gr3" svg:width="3.86cm" svg:height="2.29cm" svg:x="14.804cm" svg:y="9.883cm"><text:p><text:s text:c="9"/>Lea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2_9" draw:style-name="gr2" svg:width="4.287cm" svg:height="2.065cm" svg:x="7.613cm" svg:y="4.858cm"><text:p><text:s text:c="8"/>Scru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Forma8" draw:style-name="gr1" draw:text-style-name="P2" svg:x1="9.626cm" svg:y1="10.893cm" svg:x2="9.864cm" svg:y2="6.922cm"><text:p/></draw:line><draw:line text:anchor-type="paragraph" draw:z-index="18" draw:name="Forma9" draw:style-name="gr1" draw:text-style-name="P2" svg:x1="12.965cm" svg:y1="11.518cm" svg:x2="14.805cm" svg:y2="11.19cm"><text:p/></draw:line><draw:line text:anchor-type="paragraph" draw:z-index="19" draw:name="Forma10" draw:style-name="gr1" draw:text-style-name="P2" svg:x1="12.629cm" svg:y1="13.644cm" svg:x2="13.61cm" svg:y2="16.008cm"><text:p/></draw:line><draw:line text:anchor-type="paragraph" draw:z-index="20" draw:name="Forma11" draw:style-name="gr1" draw:text-style-name="P2" svg:x1="4.928cm" svg:y1="13.644cm" svg:x2="3.057cm" svg:y2="15.71cm"><text:p/></draw:line><draw:line text:anchor-type="paragraph" draw:z-index="21" draw:name="Forma12" draw:style-name="gr1" draw:text-style-name="P2" svg:x1="4.84cm" svg:y1="11.042cm" svg:x2="3.145cm" svg:y2="9.705cm"><text:p/></draw:lin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1:03:49.831852426</meta:creation-date>
    <dc:date>2021-10-25T11:23:32.778889099</dc:date>
    <meta:editing-duration>PT19M46S</meta:editing-duration>
    <meta:editing-cycles>1</meta:editing-cycles>
    <meta:document-statistic meta:table-count="0" meta:image-count="0" meta:object-count="0" meta:page-count="3" meta:paragraph-count="0" meta:word-count="0" meta:character-count="0" meta:non-whitespace-character-count="0"/>
    <meta:generator>LibreOffice/6.4.4.2$Linux_X86_64 LibreOffice_project/40$Build-2</meta:generator>
  </office:meta>
</office:document-meta>
</file>